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9377d" officeooo:paragraph-rsid="042a8d29"/>
    </style:style>
    <style:style style:name="P4" style:family="paragraph" style:parent-style-name="Text_20_body" style:list-style-name="L1">
      <style:text-properties officeooo:paragraph-rsid="042a8d29"/>
    </style:style>
    <style:style style:name="P5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7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8" style:family="paragraph" style:parent-style-name="Text_20_body" style:list-style-name="L1">
      <style:text-properties officeooo:rsid="043e3775" officeooo:paragraph-rsid="042a8d29"/>
    </style:style>
    <style:style style:name="P9" style:family="paragraph" style:parent-style-name="Text_20_body">
      <style:text-properties officeooo:paragraph-rsid="0430122d"/>
    </style:style>
    <style:style style:name="P10" style:family="paragraph" style:parent-style-name="Text_20_body">
      <style:text-properties officeooo:rsid="0430122d" officeooo:paragraph-rsid="0430122d"/>
    </style:style>
    <style:style style:name="P11" style:family="paragraph" style:parent-style-name="Text_20_body">
      <style:text-properties officeooo:rsid="0430122d" officeooo:paragraph-rsid="04460b05"/>
    </style:style>
    <style:style style:name="P12" style:family="paragraph" style:parent-style-name="Text_20_body" style:list-style-name="L1">
      <style:text-properties officeooo:rsid="04365308" officeooo:paragraph-rsid="04365308"/>
    </style:style>
    <style:style style:name="P13" style:family="paragraph" style:parent-style-name="Text_20_body">
      <style:text-properties style:text-underline-style="solid" style:text-underline-width="auto" style:text-underline-color="font-color" officeooo:rsid="043e131e" officeooo:paragraph-rsid="043e131e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430e5f1" officeooo:paragraph-rsid="0430e5f1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4315cd5" officeooo:paragraph-rsid="04315cd5"/>
    </style:style>
    <style:style style:name="P16" style:family="paragraph" style:parent-style-name="Text_20_body">
      <style:paragraph-properties fo:text-align="end" style:justify-single-word="false" style:writing-mode="rl-tb"/>
      <style:text-properties officeooo:paragraph-rsid="0432771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0122d" style:font-weight-asian="normal" style:font-weight-complex="normal"/>
    </style:style>
    <style:style style:name="T8" style:family="text">
      <style:text-properties fo:font-weight="normal" officeooo:rsid="0430e5f1" style:font-weight-asian="normal" style:font-weight-complex="normal"/>
    </style:style>
    <style:style style:name="T9" style:family="text">
      <style:text-properties fo:font-weight="normal" officeooo:rsid="04327717" style:font-weight-asian="normal" style:font-weight-complex="normal"/>
    </style:style>
    <style:style style:name="T10" style:family="text">
      <style:text-properties fo:font-weight="normal" officeooo:rsid="04365308" style:font-weight-asian="normal" style:font-weight-complex="normal"/>
    </style:style>
    <style:style style:name="T11" style:family="text">
      <style:text-properties fo:font-weight="normal" officeooo:rsid="043869e8" style:font-weight-asian="normal" style:font-weight-complex="normal"/>
    </style:style>
    <style:style style:name="T12" style:family="text">
      <style:text-properties fo:font-weight="normal" officeooo:rsid="043ba835" style:font-weight-asian="normal" style:font-weight-complex="normal"/>
    </style:style>
    <style:style style:name="T13" style:family="text">
      <style:text-properties fo:font-weight="normal" officeooo:rsid="043cd9e0" style:font-weight-asian="normal" style:font-weight-complex="normal"/>
    </style:style>
    <style:style style:name="T14" style:family="text">
      <style:text-properties fo:font-weight="normal" officeooo:rsid="04402528" style:font-weight-asian="normal" style:font-weight-complex="normal"/>
    </style:style>
    <style:style style:name="T15" style:family="text">
      <style:text-properties fo:font-weight="normal" officeooo:rsid="0441ab36" style:font-weight-asian="normal" style:font-weight-complex="normal"/>
    </style:style>
    <style:style style:name="T16" style:family="text">
      <style:text-properties fo:font-weight="normal" officeooo:rsid="044270b7" style:font-weight-asian="normal" style:font-weight-complex="normal"/>
    </style:style>
    <style:style style:name="T17" style:family="text">
      <style:text-properties fo:font-weight="normal" officeooo:rsid="0443231e" style:font-weight-asian="normal" style:font-weight-complex="normal"/>
    </style:style>
    <style:style style:name="T18" style:family="text">
      <style:text-properties fo:font-weight="normal" officeooo:rsid="04460b05" style:font-weight-asian="normal" style:font-weight-complex="normal"/>
    </style:style>
    <style:style style:name="T19" style:family="text">
      <style:text-properties fo:font-weight="normal" officeooo:rsid="04478795" style:font-weight-asian="normal" style:font-weight-complex="normal"/>
    </style:style>
    <style:style style:name="T20" style:family="text">
      <style:text-properties fo:font-weight="normal" officeooo:rsid="0447fa84" style:font-weight-asian="normal" style:font-weight-complex="normal"/>
    </style:style>
    <style:style style:name="T21" style:family="text">
      <style:text-properties fo:font-weight="normal" officeooo:rsid="04484ef8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4402528" style:font-weight-asian="bold" style:font-weight-complex="bold"/>
    </style:style>
    <style:style style:name="T24" style:family="text">
      <style:text-properties fo:font-weight="bold" officeooo:rsid="04460b05" style:font-weight-asian="bold" style:font-weight-complex="bold"/>
    </style:style>
    <style:style style:name="T25" style:family="text">
      <style:text-properties officeooo:rsid="044ae6b1"/>
    </style:style>
    <style:style style:name="T26" style:family="text">
      <style:text-properties officeooo:rsid="042bae59"/>
    </style:style>
    <style:style style:name="T27" style:family="text">
      <style:text-properties officeooo:rsid="04498b2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תרגיל</text:span><text:span text:style-name="T1"> בית</text:span><text:span text:style-name="T7"> 3</text:span></text:h>
      <text:p text:style-name="P13"><text:span text:style-name="T2">ה</text:span><text:span text:style-name="T1">גשה בזוגות, עד יום שני 9/4.</text:span></text:p>
      <text:p text:style-name="P9"><text:span text:style-name="T2">כ</text:span><text:span text:style-name="T1">יתבו </text:span><text:span text:style-name="T2">מחלקה </text:span><text:span text:style-name="T7">בשם Member המייצגת משתמש ברשת חברתית. המשתמש יכול לעקוב / להפסיק לעקוב אחרי חברים אחרים, וכן לראות אחרי כמה חברים הוא עוקב / כמה עוקבים אחריו. בנוסף המערכת זוכרת כמה חברים פעילים יש במערכת.</text:span></text:p>
      <text:p text:style-name="P11"><text:span text:style-name="T2">מ</text:span><text:span text:style-name="T1">צורף לתרגיל זה קובץ עם תוכנית ראשית ובה כמה בדיקות. עליכם להוסיף את כל הקבצים הדרושים כדי שהתוכנית הראשית </text:span><text:span text:style-name="T12">הזאת </text:span><text:span text:style-name="T13">תתקמפל ותעבוד כפי שמוסבר בקוד</text:span><text:span text:style-name="T1">.</text:span><text:span text:style-name="T15"> </text:span></text:p>
      <text:p text:style-name="P11"><text:span text:style-name="T15">בנוסף, יש לכתוב בדיקות-יחידה נוספות</text:span><text:span text:style-name="T18"> לפי הצורך.</text:span></text:p>
      <text:p text:style-name="P10"><text:span text:style-name="T22">הגשה</text:span><text:span text:style-name="T14">:</text:span><text:span text:style-name="T23"> </text:span><text:span text:style-name="T18">צרו </text:span><text:span text:style-name="T1">מאגר (repository) </text:span><text:span text:style-name="T18">חדש </text:span><text:span text:style-name="T1">בגיטהאב</text:span><text:span text:style-name="T18">, העלו לשם</text:span><text:span text:style-name="T1"> את הקבצים</text:span><text:span text:style-name="T18">, והגישו במו</text:span><text:span text:style-name="T19">ּ</text:span><text:span text:style-name="T18">דל קישור למאגר.</text:span></text:p>
      <text:p text:style-name="P10"><text:span text:style-name="T22">בדיקה אוטומטית</text:span><text:span text:style-name="T1">: אנחנו נשבט (clone) את המאגר שלכם לשרת </text:span><text:span text:style-name="T20">ל</text:span><text:span text:style-name="T1">ינוקס, ונעתיק לתוך התיקיה תוכנית ראשית משלנו</text:span><text:span text:style-name="T21">,</text:span><text:span text:style-name="T1"> הכוללת בדיקות </text:span><text:span text:style-name="T8">אוטומטיות </text:span><text:span text:style-name="T1">נוספות</text:span><text:span text:style-name="T8"> וחישוב ציון</text:span><text:span text:style-name="T1">. לאחר מכן, </text:span><text:span text:style-name="T8">נריץ את הפקודות הבאות:</text:span></text:p>
      <text:p text:style-name="P14"><text:span text:style-name="T1">clang++-5.0 -std=c++17 *.cpp</text:span></text:p>
      <text:p text:style-name="P15"><text:span text:style-name="T1">./a.out</text:span></text:p>
      <text:p text:style-name="P16"><text:span text:style-name="T9">בנוסף, הקוד ייקרא כדי לוודא שהוא מקיים כללים בסיסיים של הנדסת תוכנה, כגון: חלוקה לקבצים, תיעוד, שמות משמעותיים ובדיקות יחידה.</text:span></text:p>
      <text:p text:style-name="P3"><text:span text:style-name="T22">דגשים</text:span><text:span text:style-name="T1">: </text:span></text:p>
      <text:list xml:id="list4504546910587167608" text:style-name="L1">
        <text:list-item>
          <text:p text:style-name="P4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5">יש לתכנן את המחלקה כך שיהיה אפשר להוסיף לה <text:span text:style-name="T27">בעתיד (בתרגילים הבאים) </text:span>אלגוריתמים נוספים<text:span text:style-name="T25"> כגון: חישוב מספר עוקבים-של-עוקבים, מציאת מעגל של עוקבים, וכו'.</text:span></text:p>
        </text:list-item>
        <text:list-item>
          <text:p text:style-name="P6">מותר להשתמש בתכונות מתקדמות של שפת ++C גם אם עדיין לא נלמדו בהרצאות.</text:p>
        </text:list-item>
        <text:list-item>
          <text:p text:style-name="P12"><text:span text:style-name="T1">אין להעתיק תרגילים שלמים מסטודנטים אחרים.</text:span></text:p>
        </text:list-item>
        <text:list-item>
          <text:p text:style-name="P8"><text:span text:style-name="T1">מותר </text:span><text:span text:style-name="T11">להיעזר</text:span><text:span text:style-name="T1"> </text:span><text:span text:style-name="T10">בקטעי </text:span><text:span text:style-name="T1">קוד מהאינטרנט, אולם </text:span><text:span text:style-name="T22">יש לציין בבירור את המקור</text:span><text:span text:style-name="T10">, לוודא שהקוד עובד, ולוודא שאתם מבינים למה הוא עובד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7T21:45:32.106305865</dc:date>
    <meta:editing-duration>P7DT22H53M27S</meta:editing-duration>
    <meta:editing-cycles>1008</meta:editing-cycles>
    <meta:document-statistic meta:table-count="0" meta:image-count="0" meta:object-count="0" meta:page-count="1" meta:paragraph-count="18" meta:word-count="231" meta:character-count="1327" meta:non-whitespace-character-count="1116"/>
  </office:meta>
</office:document-meta>
</file>